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fd4" officeooo:paragraph-rsid="00066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o: Vinicius Silva</text:p>
      <text:p text:style-name="P1"><text:s text:c="7"/>Stefany Gaspar</text:p>
      <text:p text:style-name="P1"><text:s text:c="7"/>Luiza Ávila</text:p>
      <text:p text:style-name="P1"/>
      <text:p text:style-name="P1">Tema: Análise comportamental e sentimental ao realizar um determinada tarefa.</text:p>
      <text:p text:style-name="P1"/>
      <text:p text:style-name="P1">1 - Zoia Ribeiro Prestes,Elizabeth Tunes,Carla Terci,A emergência da reação estética da criança na atividade musical,Universidade Federal Fluminense, Faculda de de Educação, Niterói, RJ - Brasil,16 de Abril de 2015</text:p>
      <text:p text:style-name="P1"/>
      <text:p text:style-name="P1">2 - Mayck Djúnior Hartwig,Arte e Emoção: A música como idioma dos sentimentos,Faesa,, Belo Horizonte, MG - Brasil, 6 de Janeiro de 2011 </text:p>
      <text:p text:style-name="P1"/>
      <text:p text:style-name="P1">3 - Denise de Camargo,Emoções e sentimentos no processo de aprendizagem: um estudo de caso,Universidade Federal do Paraná,Curitiba, PR - Brasil,jul./dez. 2002</text:p>
      <text:p text:style-name="P1"/>
      <text:p text:style-name="P1">4 - Vanessa de Sales Moreira, Sean Wolfgand Siqueira, Leila Andrade, Mariano Pimentel,Análise de Sentimentos: Comparando o uso de ferramentas e a análise humana,Departamento de Informática Aplicada - UNIRIO,Rio de Janeiro – RJ - Brasil</text:p>
      <text:p text:style-name="P1"/>
      <text:p text:style-name="P1">5 - Ana Karina C. R. de-Farias,Flávia Nunes Fonseca,Lorena Bezerra Nery,Teoria e Formulação de Casos em Análise Comportamental Clínica,São Paulo, SP - Brasil</text:p>
      <text:p text:style-name="P1"/>
      <text:p text:style-name="P1">6 - A. Goulart de Souza Britto; Paula Virgínia Oliveira Elias,Análise comportamental das emoções,Universidade Católica de Goiás,Goiânia, GO - Brasil</text:p>
      <text:p text:style-name="P1"/>
      <text:p text:style-name="P1">7 - Nuno Casanova,Sara Sequeira,Vítor Matos e Silva,Emoções,Instituto Superior Manuel Teixeira Gomes,Portimão,Distrito de Faro - Portugal</text:p>
      <text:p text:style-name="P1"/>
      <text:p text:style-name="P1">8 - Fabiano Koich Miguel,Psicologia das emoções: uma proposta integrativa para compreender a expressão emocional,Universidade Federal de Londrina, Londrina, PR - Brasil</text:p>
      <text:p text:style-name="P1"/>
      <text:p text:style-name="P1"/>
      <text:p text:style-name="P1">9 - Maria da Glória Salazar d’ Eça Costa Franco Natalie Nobrega Santos,Desenvolvimento da Compreensão Emocional,Universidade da Madeira,Funchal,Ilha da Madeira - Portugal</text:p>
      <text:p text:style-name="P1"><text:s/></text:p>
      <text:p text:style-name="P1">10 - Leoncio José de Almeida Reis,Fernando Renato Cavichiolli,Jogos eletrônicos e a busca da excitação, Porto Alegre,setembro/dezembro de 2008</text:p>
      <text:p text:style-name="P1"/>
      <text:p text:style-name="P1">Palavras Chave: Análise de Sentimento, Comportamentos, Emoções, Prazer e realização de Tarefa,Jogos e prazer, Musica e senti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9:56:30.501764710</meta:creation-date>
    <dc:date>2018-03-18T19:57:28.522249596</dc:date>
    <meta:editing-duration>PT59S</meta:editing-duration>
    <meta:editing-cycles>1</meta:editing-cycles>
    <meta:document-statistic meta:table-count="0" meta:image-count="0" meta:object-count="0" meta:page-count="1" meta:paragraph-count="16" meta:word-count="265" meta:character-count="1932" meta:non-whitespace-character-count="1665"/>
    <meta:generator>LibreOffice/5.1.6.2$Linux_X86_64 LibreOffice_project/10m0$Build-2</meta:generator>
  </office:meta>
</office:document-meta>
</file>